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ce601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ce601" officeooo:paragraph-rsid="001ce601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ce601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</text:p>
      <text:p text:style-name="P3"/>
      <text:h text:style-name="P1" text:outline-level="3">Les Bases de Git</text:h>
      <text:h text:style-name="Heading_20_4" text:outline-level="4">1. <text:span text:style-name="Strong_20_Emphasis">Qu’est-ce qu’un dépôt Git ?</text:span></text:h>
      <text:list xml:id="list3703534547" text:style-name="L1">
        <text:list-item>
          <text:p text:style-name="P4">Un <text:span text:style-name="Strong_20_Emphasis">repository (ou dépôt)</text:span> est une base de données contenant tout l’historique d’un projet.</text:p>
        </text:list-item>
        <text:list-item>
          <text:p text:style-name="P4">Contrairement à d’autres VCS comme SVN, Git stocke <text:span text:style-name="Strong_20_Emphasis">à la fois</text:span> :</text:p>
          <text:list>
            <text:list-item>
              <text:p text:style-name="P4">une copie complète des fichiers,</text:p>
            </text:list-item>
            <text:list-item>
              <text:p text:style-name="P4">une copie complète du dépôt <text:span text:style-name="Source_20_Text">.git</text:span>.</text:p>
            </text:list-item>
          </text:list>
        </text:list-item>
      </text:list>
      <text:h text:style-name="Heading_20_4" text:outline-level="4">2. <text:span text:style-name="Strong_20_Emphasis">.git : le cœur du dépôt</text:span></text:h>
      <text:list xml:id="list1719924072" text:style-name="L2">
        <text:list-item>
          <text:p text:style-name="P5">Le répertoire <text:span text:style-name="Source_20_Text">.git</text:span> contient deux structures principales :</text:p>
          <text:list>
            <text:list-item>
              <text:p text:style-name="P5"><text:span text:style-name="Strong_20_Emphasis">L’object store</text:span> : stocke les données de manière permanente.</text:p>
            </text:list-item>
            <text:list-item>
              <text:p text:style-name="P5"><text:span text:style-name="Strong_20_Emphasis">L’index (ou staging area)</text:span> : fichier temporaire qui garde l’état actuel en préparation du commit.</text:p>
            </text:list-item>
          </text:list>
        </text:list-item>
      </text:list>
      <text:p text:style-name="Horizontal_20_Line"/>
      <text:h text:style-name="Heading_20_3" text:outline-level="3"><text:s/>Les Objets Git</text:h>
      <text:p text:style-name="Text_20_body">Git ne stocke que <text:span text:style-name="Strong_20_Emphasis">4 types d’objets</text:span>, qui forment la base du système :</text:p>
      <text:h text:style-name="Heading_20_4" text:outline-level="4">a. <text:span text:style-name="Strong_20_Emphasis">Blob</text:span> (Binary Large Object)</text:h>
      <text:list xml:id="list3471707699" text:style-name="L3">
        <text:list-item>
          <text:p text:style-name="P6">Contient le <text:span text:style-name="Strong_20_Emphasis">contenu d’un fichier</text:span> (sans son nom ni ses métadonnées).</text:p>
        </text:list-item>
        <text:list-item>
          <text:p text:style-name="P6">C’est une entité <text:span text:style-name="Strong_20_Emphasis">opaque</text:span> : Git ne regarde pas à l’intérieur.</text:p>
        </text:list-item>
      </text:list>
      <text:h text:style-name="Heading_20_4" text:outline-level="4">b. <text:span text:style-name="Strong_20_Emphasis">Tree</text:span></text:h>
      <text:list xml:id="list2783706125" text:style-name="L4">
        <text:list-item>
          <text:p text:style-name="P7">Représente une <text:span text:style-name="Strong_20_Emphasis">structure de répertoire</text:span> (nom de fichiers, blobs associés, sous-arbres).</text:p>
        </text:list-item>
        <text:list-item>
          <text:p text:style-name="P7">Permet de reconstruire l’arborescence complète.</text:p>
        </text:list-item>
      </text:list>
      <text:h text:style-name="Heading_20_4" text:outline-level="4">c. <text:span text:style-name="Strong_20_Emphasis">Commit</text:span></text:h>
      <text:list xml:id="list2729957790" text:style-name="L5">
        <text:list-item>
          <text:p text:style-name="P8">Contient les métadonnées du commit (auteur, date, message…).</text:p>
        </text:list-item>
        <text:list-item>
          <text:p text:style-name="P8">Pointeur vers un <text:span text:style-name="Strong_20_Emphasis">objet tree</text:span> qui représente l’état du projet à ce moment-là.</text:p>
        </text:list-item>
        <text:list-item>
          <text:p text:style-name="P8">Chaque commit a généralement <text:span text:style-name="Strong_20_Emphasis">un parent</text:span>, sauf le <text:span text:style-name="Strong_20_Emphasis">premier</text:span> (root commit).</text:p>
        </text:list-item>
      </text:list>
      <text:h text:style-name="Heading_20_4" text:outline-level="4">d. <text:span text:style-name="Strong_20_Emphasis">Tag</text:span></text:h>
      <text:list xml:id="list335420652" text:style-name="L6">
        <text:list-item>
          <text:p text:style-name="P9">Donne un <text:span text:style-name="Strong_20_Emphasis">nom lisible</text:span> (comme <text:span text:style-name="Source_20_Text">v1.0</text:span>) à un objet Git (souvent un commit).</text:p>
        </text:list-item>
        <text:list-item>
          <text:p text:style-name="P9">Rend les références plus compréhensibles qu’un SHA1.</text:p>
        </text:list-item>
      </text:list>
      <text:p text:style-name="Horizontal_20_Line"/>
      <text:h text:style-name="Heading_20_3" text:outline-level="3"><text:soft-page-break/><text:s/>L’Index (Staging Area)</text:h>
      <text:list xml:id="list2817611176" text:style-name="L7">
        <text:list-item>
          <text:p text:style-name="P10">L’index est une <text:span text:style-name="Strong_20_Emphasis">zone temporaire</text:span> qui enregistre les modifications <text:span text:style-name="Strong_20_Emphasis">en attente</text:span> de commit.</text:p>
        </text:list-item>
        <text:list-item>
          <text:p text:style-name="P10">Tu peux :</text:p>
          <text:list>
            <text:list-item>
              <text:p text:style-name="P10"><text:span text:style-name="Strong_20_Emphasis">stager</text:span> (ajouter) des fichiers à l’index (<text:span text:style-name="Source_20_Text">git add</text:span>),</text:p>
            </text:list-item>
            <text:list-item>
              <text:p text:style-name="P10">les <text:span text:style-name="Strong_20_Emphasis">retirer ou modifier</text:span> avant de committer.</text:p>
            </text:list-item>
          </text:list>
        </text:list-item>
        <text:list-item>
          <text:p text:style-name="P10">Il sert aussi à gérer les <text:span text:style-name="Strong_20_Emphasis">conflits de fusion</text:span> (merges).</text:p>
        </text:list-item>
      </text:list>
      <text:p text:style-name="Horizontal_20_Line"/>
      <text:h text:style-name="Heading_20_3" text:outline-level="3"><text:s/>Identifiants : le SHA-1</text:h>
      <text:list xml:id="list544068465" text:style-name="L8">
        <text:list-item>
          <text:p text:style-name="P11">Git utilise le <text:span text:style-name="Strong_20_Emphasis">SHA-1</text:span> pour nommer les objets dans l’object store :</text:p>
          <text:list>
            <text:list-item>
              <text:p text:style-name="P11">Un <text:span text:style-name="Strong_20_Emphasis">hash unique</text:span> basé sur le <text:span text:style-name="Strong_20_Emphasis">contenu</text:span> de l’objet.</text:p>
            </text:list-item>
            <text:list-item>
              <text:p text:style-name="P11">Longueur : 160 bits (soit 40 caractères hexadécimaux).</text:p>
            </text:list-item>
            <text:list-item>
              <text:p text:style-name="P11">Toute modification même minime change le hash.</text:p>
            </text:list-item>
            <text:list-item>
              <text:p text:style-name="P11">Parfois, on affiche un <text:span text:style-name="Strong_20_Emphasis">préfixe raccourci unique</text:span>.</text:p>
            </text:list-item>
          </text:list>
        </text:list-item>
      </text:list>
      <text:p text:style-name="Horizontal_20_Line"/>
      <text:h text:style-name="Heading_20_3" text:outline-level="3">🔹 <text:span text:style-name="Strong_20_Emphasis">2. Git Tracks Content</text:span></text:h>
      <text:list xml:id="list1982016354" text:style-name="L10">
        <text:list-item>
          <text:p text:style-name="P13">Git ne suit <text:span text:style-name="Strong_20_Emphasis">pas les fichiers par leur nom</text:span>, mais <text:span text:style-name="Strong_20_Emphasis">par leur contenu</text:span>.</text:p>
        </text:list-item>
        <text:list-item>
          <text:p text:style-name="P13">Il stocke le contenu des fichiers dans une <text:span text:style-name="Strong_20_Emphasis">base d’objets (object store)</text:span> indexée par SHA1.</text:p>
        </text:list-item>
        <text:list-item>
          <text:p text:style-name="P13">Si deux fichiers ont le <text:span text:style-name="Strong_20_Emphasis">même contenu</text:span>, Git ne stocke qu’un seul blob.</text:p>
        </text:list-item>
        <text:list-item>
          <text:p text:style-name="P13">Git ne stocke <text:span text:style-name="Strong_20_Emphasis">pas les différences</text:span> entre les versions, mais <text:span text:style-name="Strong_20_Emphasis">chaque version complète</text:span> du fichier.</text:p>
        </text:list-item>
        <text:list-item>
          <text:p text:style-name="P13">L’évolution d’un fichier (révisions) est reconstruite via les <text:span text:style-name="Strong_20_Emphasis">hashs</text:span> des blobs.</text:p>
        </text:list-item>
      </text:list>
      <text:p text:style-name="Horizontal_20_Line"/>
      <text:h text:style-name="Heading_20_3" text:outline-level="3">🔹 <text:span text:style-name="Strong_20_Emphasis">3. Pathname Versus Content</text:span></text:h>
      <text:list xml:id="list65042347" text:style-name="L11">
        <text:list-item>
          <text:p text:style-name="P14">Git sépare le <text:span text:style-name="Strong_20_Emphasis">chemin du fichier</text:span> (nom, répertoire) du <text:span text:style-name="Strong_20_Emphasis">contenu</text:span> réel.</text:p>
        </text:list-item>
        <text:list-item>
          <text:p text:style-name="P14">Le contenu est stocké dans <text:span text:style-name="Source_20_Text">.git/objects</text:span>, et les noms de fichiers sont gérés via des objets <text:span text:style-name="Source_20_Text">tree</text:span>.</text:p>
        </text:list-item>
        <text:list-item>
          <text:p text:style-name="P14">Git peut <text:span text:style-name="Strong_20_Emphasis">reproduire la structure de l’utilisateur</text:span>, mais <text:span text:style-name="Strong_20_Emphasis">n’est pas calqué dessus</text:span>.</text:p>
        </text:list-item>
        <text:list-item>
          <text:p text:style-name="P14">Le système de fichiers (filesystem) est responsable de comprendre les chemins et de placer les blobs au bon endroit.</text:p>
        </text:list-item>
      </text:list>
      <text:p text:style-name="Horizontal_20_Line"/>
      <text:h text:style-name="Heading_20_3" text:outline-level="3"><text:soft-page-break/>🔹 <text:span text:style-name="Strong_20_Emphasis">4. Pack Files</text:span></text:h>
      <text:list xml:id="list4044283335" text:style-name="L12">
        <text:list-item>
          <text:p text:style-name="P15">Pour éviter de stocker <text:span text:style-name="Strong_20_Emphasis">chaque version complète</text:span> des fichiers, Git utilise des <text:span text:style-name="Strong_20_Emphasis">fichiers packés (pack files)</text:span>.</text:p>
        </text:list-item>
        <text:list-item>
          <text:p text:style-name="P15">Git conserve une version complète d’un fichier, puis des <text:span text:style-name="Strong_20_Emphasis">deltas</text:span> (différences) pour les versions similaires.</text:p>
        </text:list-item>
        <text:list-item>
          <text:p text:style-name="P15">Il peut même calculer des deltas entre des <text:span text:style-name="Strong_20_Emphasis">fichiers complètement différents</text:span>, si cela améliore la compression.</text:p>
        </text:list-item>
        <text:list-item>
          <text:p text:style-name="P15">Les objets packés sont utilisés aussi pour les <text:span text:style-name="Strong_20_Emphasis">transferts réseau efficaces</text:span>.</text:p>
        </text:list-item>
      </text:list>
      <text:p text:style-name="Horizontal_20_Line"/>
      <text:h text:style-name="Heading_20_3" text:outline-level="3">🔹 <text:span text:style-name="Strong_20_Emphasis">5. Object Store Pictures</text:span></text:h>
      <text:list xml:id="list4241262360" text:style-name="L13">
        <text:list-item>
          <text:p text:style-name="P16">Les objets Git sont :</text:p>
          <text:list>
            <text:list-item>
              <text:p text:style-name="P16"><text:span text:style-name="Strong_20_Emphasis">blob</text:span> (contenu brut d’un fichier),</text:p>
            </text:list-item>
            <text:list-item>
              <text:p text:style-name="P16"><text:span text:style-name="Strong_20_Emphasis">tree</text:span> (structure des répertoires),</text:p>
            </text:list-item>
            <text:list-item>
              <text:p text:style-name="P16"><text:span text:style-name="Strong_20_Emphasis">commit</text:span> (snapshot + message),</text:p>
            </text:list-item>
            <text:list-item>
              <text:p text:style-name="P16"><text:span text:style-name="Strong_20_Emphasis">tag</text:span> (étiquette sur un commit),</text:p>
            </text:list-item>
            <text:list-item>
              <text:p text:style-name="P16"><text:span text:style-name="Strong_20_Emphasis">branch</text:span> (nom humain pointant vers un commit).</text:p>
            </text:list-item>
          </text:list>
        </text:list-item>
        <text:list-item>
          <text:p text:style-name="P16">Caque commit pointe vers un <text:span text:style-name="Source_20_Text">tree</text:span>, qui lui-même référence des blobs et des sous-trees.</text:p>
          <text:p text:style-name="P16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8:20:45.928004163</meta:creation-date>
    <dc:date>2025-07-16T19:18:26.362886056</dc:date>
    <meta:editing-duration>PT47M3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590" meta:character-count="3332" meta:non-whitespace-character-count="2847"/>
  </office:meta>
</office:document-meta>
</file>